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Deploy something</text:h>
      <text:p text:style-name="Text_20_body">We have included a dummy Golang (1.12) microservice which exposes 3 endpoints on port 8080:</text:p>
      <text:list xml:id="list845280804" text:style-name="L1">
        <text:list-item>
          <text:p text:style-name="P5">/demo/random-error -&gt; Randomly something goes wrong </text:p>
        </text:list-item>
        <text:list-item>
          <text:p text:style-name="P5">/demo/hello -&gt; Hello world! </text:p>
        </text:list-item>
        <text:list-item>
          <text:p text:style-name="P2">/metrics -&gt; We need to monitor some metrics </text:p>
        </text:list-item>
      </text:list>
      <text:p text:style-name="Preformatted_20_Text">go get -d -v -t</text:p>
      <text:p text:style-name="Preformatted_20_Text">go test --cover -v ./... --run UnitTest</text:p>
      <text:p text:style-name="P1">go build -v -o go-demo</text:p>
      <text:p text:style-name="Text_20_body">This app should be containerized and should be shipped in a brand new K8s cluster. So we would like to:</text:p>
      <text:list xml:id="list408114278" text:style-name="L2">
        <text:list-item>
          <text:p text:style-name="P6">Deploy a Prometheus server to monitor our app </text:p>
        </text:list-item>
        <text:list-item>
          <text:p text:style-name="P6">Deploy our app which should be accessible externally </text:p>
        </text:list-item>
        <text:list-item>
          <text:p text:style-name="P3">Our app should be highly available and scale based on resources automatically </text:p>
        </text:list-item>
      </text:list>
      <text:h text:style-name="Heading_20_4" text:outline-level="4"><text:bookmark text:name="user-content-what-to-deliver-2"/>What to deliver?</text:h>
      <text:list xml:id="list1307025851" text:style-name="L3">
        <text:list-item>
          <text:p text:style-name="P7">A Dockerfile </text:p>
        </text:list-item>
        <text:list-item>
          <text:p text:style-name="P7">All the K8s deployment manifests that are needed to configure our monitoring and deploy our app into a cluster. You can use simple k8s manifests, Helm or kustomize. Totally up to you. </text:p>
        </text:list-item>
        <text:list-item>
          <text:p text:style-name="P4">Some notes on what else we might need for Ops or Dev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5:09:36.395184114</meta:creation-date>
    <dc:date>2021-06-01T15:10:28.198747329</dc:date>
    <meta:editing-duration>PT55S</meta:editing-duration>
    <meta:editing-cycles>1</meta:editing-cycles>
    <meta:document-statistic meta:table-count="0" meta:image-count="0" meta:object-count="0" meta:page-count="1" meta:paragraph-count="16" meta:word-count="160" meta:character-count="862" meta:non-whitespace-character-count="720"/>
    <meta:generator>LibreOffice/6.4.7.2$Linux_X86_64 LibreOffice_project/40$Build-2</meta:generator>
  </office:meta>
</office:document-meta>
</file>